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20.156cm"/>
    </style:style>
    <style:style style:name="co5" style:family="table-column">
      <style:table-column-properties fo:break-before="auto" style:column-width="22.943cm"/>
    </style:style>
    <style:style style:name="co6" style:family="table-column">
      <style:table-column-properties fo:break-before="auto" style:column-width="32.939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4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11.277cm" fo:break-before="auto" style:use-optimal-row-height="true"/>
    </style:style>
    <style:style style:name="ro4" style:family="table-row">
      <style:table-row-properties style:row-height="3.26cm" fo:break-before="auto" style:use-optimal-row-height="true"/>
    </style:style>
    <style:style style:name="ro5" style:family="table-row">
      <style:table-row-properties style:row-height="6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>
      <style:text-properties style:font-name="FreeSans" style:font-name-asian="DejaVu Sans" style:font-name-complex="Noto Sans Arabic UI"/>
    </style:style>
    <style:style style:name="ce5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,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3"/>
          <table:table-cell office:value-type="string" calcext:value-type="string">
            <text:p>Unitée</text:p>
          </table:table-cell>
        </table:table-row>
        <table:table-row table:style-name="ro1">
          <table:table-cell office:value-type="string" calcext:value-type="string">
            <text:p>temps d’exécution : t (h)</text:p>
          </table:table-cell>
          <table:table-cell table:style-name="ce3" table:formula="of:=21*24" office:value-type="float" office:value="504" calcext:value-type="float">
            <text:p>504</text:p>
          </table:table-cell>
          <table:table-cell office:value-type="string" calcext:value-type="string">
            <text:p>heures</text:p>
          </table:table-cell>
        </table:table-row>
        <table:table-row table:style-name="ro1">
          <table:table-cell office:value-type="string" calcext:value-type="string">
            <text:p>Puissance CPU</text:p>
          </table:table-cell>
          <table:table-cell table:formula="of:=24*115" office:value-type="float" office:value="2760" calcext:value-type="float">
            <text:p>276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uissance mémoire</text:p>
          </table:table-cell>
          <table:table-cell table:formula="of:=10*0.3725" office:value-type="float" office:value="3.725" calcext:value-type="float">
            <text:p>3,72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Énergie consommée (avant PUE)</text:p>
          </table:table-cell>
          <table:table-cell table:formula="of:=504*[.B3]" office:value-type="float" office:value="1391040" calcext:value-type="float">
            <text:p>1391040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string" calcext:value-type="string">
            <text:p>Énergie réelle avec PUE</text:p>
          </table:table-cell>
          <table:table-cell table:formula="of:=[.B5]*1.67" office:value-type="float" office:value="2323036.8" calcext:value-type="float">
            <text:p>2323036,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missions de CO₂</text:p>
          </table:table-cell>
          <table:table-cell table:formula="of:=[.B6]*0.475" office:value-type="float" office:value="1103442.48" calcext:value-type="float">
            <text:p>1103442,4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office:value-type="string" calcext:value-type="string">
            <text:p>Avec 11 niveaux d’énergie</text:p>
          </table:table-cell>
          <table:table-cell table:formula="of:=[.B7]*11" office:value-type="float" office:value="12137867.28" calcext:value-type="float">
            <text:p>12137867,28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table:style-name="Default" office:value-type="string" calcext:value-type="string">
            <text:p>Arbre</text:p>
          </table:table-cell>
          <table:table-cell table:style-name="Default" table:formula="of:=([.B8]/1000)/25" office:value-type="float" office:value="485.5146912" calcext:value-type="float">
            <text:p>485,5146912</text:p>
          </table:table-cell>
          <table:table-cell office:value-type="string" calcext:value-type="string">
            <text:p>Arbres /an</text:p>
          </table:table-cell>
        </table:table-row>
      </table:table>
      <table:table table:name="1,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Unitée</text:p>
          </table:table-cell>
        </table:table-row>
        <table:table-row table:style-name="ro1">
          <table:table-cell office:value-type="string" calcext:value-type="string">
            <text:p>Puissance GPU totale</text:p>
          </table:table-cell>
          <table:table-cell table:formula="of:=64*300*0.627" office:value-type="float" office:value="12038.4" calcext:value-type="float">
            <text:p>12038,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Énergie brute</text:p>
          </table:table-cell>
          <table:table-cell table:formula="of:=79*[.B2]/1000" office:value-type="float" office:value="951.0336" calcext:value-type="float">
            <text:p>951,0336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nergie réelle avec PUE</text:p>
          </table:table-cell>
          <table:table-cell table:formula="of:=1.67*[.B3]" office:value-type="float" office:value="1588.226112" calcext:value-type="float">
            <text:p>1588,226112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Émissions CO₂</text:p>
          </table:table-cell>
          <table:table-cell table:formula="of:=[.B4]*0.475" office:value-type="float" office:value="754.4074032" calcext:value-type="float">
            <text:p>754,4074032</text:p>
          </table:table-cell>
          <table:table-cell office:value-type="string" calcext:value-type="string">
            <text:p>KgCO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SF DE 100</text:p>
          </table:table-cell>
          <table:table-cell table:formula="of:=[.B5]/25" office:value-type="float" office:value="30.176296128" calcext:value-type="float">
            <text:p>30,176296128</text:p>
          </table:table-cell>
          <table:table-cell office:value-type="string" calcext:value-type="string">
            <text:p>arbres/années</text:p>
          </table:table-cell>
        </table:table-row>
      </table:table>
      <table:table table:name="2,1" table:style-name="ta1">
        <table:table-column table:style-name="co4" table:default-cell-style-name="ce5"/>
        <table:table-row table:style-name="ro2">
          <table:table-cell office:value-type="string" calcext:value-type="string">
            <text:p>La formule implementée dans le code JavaScript et celle que nous avons dans le cours sont identiques en termes de structure et de logique,</text:p>
            <text:p> Avec la même pondération des trois facteurs (DOM, requêtes HTTP et taille des données),</text:p>
            <text:p> La principale différence résidant dans la notation des variables utilisées pour représenter ces facteurs.</text:p>
          </table:table-cell>
        </table:table-row>
      </table:table>
      <table:table table:name="2,2" table:style-name="ta1">
        <table:table-column table:style-name="co2" table:default-cell-style-name="ce6"/>
        <table:table-row table:style-name="ro3">
          <table:table-cell office:value-type="string" calcext:value-type="string">
            <text:p>La fonction computeQuantile(x) calcule le quantile d'une valeur donnée x en la comparant à une série de quantiles. Si x est inférieure au premier quantile, la fonction retourne 0, et si x est supérieure au dernier quantile, elle retourne l'indice du dernier quantile. Quantile(x)=(i−1)+quantiles[i]−quantiles[i−1]x−quantiles[i−1]​</text:p>
          </table:table-cell>
        </table:table-row>
      </table:table>
      <table:table table:name="2,3" table:style-name="ta1">
        <table:table-column table:style-name="co5" table:default-cell-style-name="Default"/>
        <table:table-row table:style-name="ro4">
          <table:table-cell office:value-type="string" calcext:value-type="string">
            <text:p>Le scénario adéquat pour évaluer l'EcoIndex consiste à mesurer l'impact environnemental d'une page web en prenant en compte trois facteurs : </text:p>
            <text:p>la complexité du DOM (représente la structure arborescente des éléments d’une page</text:p>
            <text:p>Web),</text:p>
            <text:p> le poids des données transférées (quantité de données envoyées entre le serveur et le navigateur,</text:p>
            <text:p> représentant le réseau) et le nombre de requêtes HTTP (nombre de communications avec les serveurs, représentant les serveurs).</text:p>
            <text:p> Ces éléments sont ensuite combinés pour calculer un score EcoIndex, </text:p>
            <text:p>Qui reflète la performance environnementale de la page.</text:p>
            <text:p/>
          </table:table-cell>
        </table:table-row>
      </table:table>
      <table:table table:name="2,4" table:style-name="ta1">
        <table:table-column table:style-name="co6" table:default-cell-style-name="Default"/>
        <table:table-row table:style-name="ro5">
          <table:table-cell office:value-type="string" calcext:value-type="string">
            <text:p>Bornes des quantiles pour dom_size (complexité du DOM) :</text:p>
            <text:p/>
            <text:p>[0, 47, 75, 159, 233, 298, 358, 417, 476, 537, 603, 674, 753, 843, 949, 1076, 1237, 1459, 1801, 2479, 594601]</text:p>
            <text:p/>
            <text:p/>
            <text:p>Bornes des quantiles pour nb_request (nombre de requêtes HTTP) :</text:p>
            <text:p/>
            <text:p>[0, 2, 15, 25, 34, 42, 49, 56, 63, 70, 78, 86, 95, 105, 117, 130, 147, 170, 205, 281, 3920]</text:p>
            <text:p/>
            <text:p/>
            <text:p>Bornes des quantiles pour response_size (taille de la réponse en Ko) :</text:p>
            <text:p/>
            <text:p>[0, 1.37, 144.7, 319.53, 479.46, 631.97, 783.38, 937.91, 1098.62, 1265.47, 1448.32, 1648.27, 1876.08, 2142.06, 2465.37, 2866.31, 3401.59, 4155.73, 5400.08, 8037.54, 223212.26]</text:p>
            <text:p/>
            <text:p/>
            <text:p>Ces quantiles servent de bornes de référence pour évaluer la performance environnementale d'une page web selon trois critères : la complexité du DOM, le nombre de requêtes HTTP et la taille de la réponse.</text:p>
          </table:table-cell>
        </table:table-row>
      </table:table>
      <table:table table:name="2,5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<text:a xlink:href="https://www.ecoindex.fr/" xlink:type="simple">https://www.ecoindex.fr/</text:a></text:p>
          </table:table-cell>
          <table:table-cell office:value-type="string" calcext:value-type="string">
            <text:p>https://www.leboncoin.fr/</text:p>
          </table:table-cell>
          <table:table-cell office:value-type="string" calcext:value-type="string">
            <text:p>amazon.com</text:p>
          </table:table-cell>
          <table:table-cell table:number-columns-repeated="2"/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XDOM</text:p>
          </table:table-cell>
          <table:table-cell office:value-type="float" office:value="234" calcext:value-type="float">
            <text:p>234</text:p>
          </table:table-cell>
          <table:table-cell office:value-type="float" office:value="3422" calcext:value-type="float">
            <text:p>3422</text:p>
          </table:table-cell>
          <table:table-cell table:style-name="ce6" office:value-type="float" office:value="2389" calcext:value-type="float">
            <text:p>2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HTTP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09" calcext:value-type="float">
            <text:p>209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KO</text:p>
          </table:table-cell>
          <table:table-cell office:value-type="float" office:value="102.69" calcext:value-type="float">
            <text:p>102,69</text:p>
          </table:table-cell>
          <table:table-cell office:value-type="float" office:value="2580" calcext:value-type="float">
            <text:p>2580</text:p>
          </table:table-cell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dom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TT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K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ne inf DOM</text:p>
          </table:table-cell>
          <table:table-cell office:value-type="float" office:value="233" calcext:value-type="float">
            <text:p>233</text:p>
          </table:table-cell>
          <table:table-cell office:value-type="float" office:value="2479" calcext:value-type="float">
            <text:p>2479</text:p>
          </table:table-cell>
          <table:table-cell office:value-type="float" office:value="1459" calcext:value-type="float">
            <text:p>1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ne inf HTTP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ne inf KO</text:p>
          </table:table-cell>
          <table:table-cell office:value-type="float" office:value="1.37" calcext:value-type="float">
            <text:p>1,37</text:p>
          </table:table-cell>
          <table:table-cell office:value-type="float" office:value="2465.37" calcext:value-type="float">
            <text:p>2465,37</text:p>
          </table:table-cell>
          <table:table-cell office:value-type="float" office:value="8037.54" calcext:value-type="float">
            <text:p>8037,5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ne sup DOM</text:p>
          </table:table-cell>
          <table:table-cell office:value-type="float" office:value="298" calcext:value-type="float">
            <text:p>298</text:p>
          </table:table-cell>
          <table:table-cell office:value-type="float" office:value="594601" calcext:value-type="float">
            <text:p>594601</text:p>
          </table:table-cell>
          <table:table-cell office:value-type="float" office:value="2479" calcext:value-type="float">
            <text:p>2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ne sup HTTP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ne sup KO</text:p>
          </table:table-cell>
          <table:table-cell office:value-type="float" office:value="144" calcext:value-type="float">
            <text:p>144</text:p>
          </table:table-cell>
          <table:table-cell office:value-type="float" office:value="2866.31" calcext:value-type="float">
            <text:p>2866,31</text:p>
          </table:table-cell>
          <table:table-cell office:value-type="float" office:value="22312.26" calcext:value-type="float">
            <text:p>22312,2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le(XDOM)</text:p>
          </table:table-cell>
          <table:table-cell table:formula="of:=([.B6]-1)+(([.B2]-[.B10])/([.B14]-[.B10]))" office:value-type="float" office:value="5.01538461538462" calcext:value-type="float">
            <text:p>5,01538461538462</text:p>
          </table:table-cell>
          <table:table-cell table:formula="of:=([.C6]-1)+(([.C2]-[.C10])/([.C14]-[.C10]))" office:value-type="float" office:value="20.0015925772054" calcext:value-type="float">
            <text:p>20,0015925772054</text:p>
          </table:table-cell>
          <table:table-cell table:formula="of:=([.D6]-1)+(([.D2]-[.D10])/([.D14]-[.D10]))" office:value-type="float" office:value="18.9117647058824" calcext:value-type="float">
            <text:p>18,91176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le(XHTTP)</text:p>
          </table:table-cell>
          <table:table-cell table:formula="of:=([.B7]-1)+(([.B3]-[.B11])/([.B15]-[.B11]))" office:value-type="float" office:value="2.23076923076923" calcext:value-type="float">
            <text:p>2,23076923076923</text:p>
          </table:table-cell>
          <table:table-cell table:formula="of:=([.C7]-1)+(([.C3]-[.C11])/([.C15]-[.C11]))" office:value-type="float" office:value="19.0526315789474" calcext:value-type="float">
            <text:p>19,0526315789474</text:p>
          </table:table-cell>
          <table:table-cell table:formula="of:=([.D7]-1)+(([.D3]-[.D11])/([.D15]-[.D11]))" office:value-type="float" office:value="20.0101676284694" calcext:value-type="float">
            <text:p>20,0101676284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le(XKO)</text:p>
          </table:table-cell>
          <table:table-cell table:formula="of:=([.B8]-1)+(([.B4]-[.B12])/([.B16]-[.B12]))" office:value-type="float" office:value="2.7103694874851" calcext:value-type="float">
            <text:p>2,7103694874851</text:p>
          </table:table-cell>
          <table:table-cell table:formula="of:=([.C8]-1)+(([.C4]-[.C12])/([.C16]-[.C12]))" office:value-type="float" office:value="15.28590312765" calcext:value-type="float">
            <text:p>15,28590312765</text:p>
          </table:table-cell>
          <table:table-cell table:formula="of:=([.D8]-1)+(([.D4]-[.D12])/([.D16]-[.D12]))" office:value-type="float" office:value="20.0758305591984" calcext:value-type="float">
            <text:p>20,075830559198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oIndex Maison</text:p>
          </table:table-cell>
          <table:table-cell table:formula="of:=100-5*(3*[.B18]+2*[.B19]+[.B20])/6" office:value-type="float" office:value="81.4849485040188" calcext:value-type="float">
            <text:p>81,4849485040188</text:p>
          </table:table-cell>
          <table:table-cell table:formula="of:=100-5*(3*[.C18]+2*[.C19]+[.C20])/6" office:value-type="float" office:value="5.50337998569927" calcext:value-type="float">
            <text:p>5,50337998569927</text:p>
          </table:table-cell>
          <table:table-cell table:formula="of:=100-5*(3*[.D18]+2*[.D19]+[.D20])/6" office:value-type="float" office:value="2.64045005517988" calcext:value-type="float">
            <text:p>2,64045005517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Index Sit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erreu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3:53:44.207855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7:48.495111224</meta:creation-date>
    <dc:date>2025-12-04T16:23:29.183290460</dc:date>
    <meta:editing-duration>PT51M25S</meta:editing-duration>
    <meta:editing-cycles>6</meta:editing-cycles>
    <meta:generator>LibreOffice/24.2.7.2$Linux_X86_64 LibreOffice_project/420$Build-2</meta:generator>
    <meta:document-statistic meta:table-count="7" meta:cell-count="117" meta:object-count="0"/>
  </office:meta>
</office:document-meta>
</file>